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x<text:span text:style-name="T2">2</text:span>|-y<text:span text:style-name="T2">2</text:span>)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 0 – 5, da 1 – 6 im Programm, also <text:span text:style-name="T3">Δ 5</text:span></text:p>
          </table:table-cell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32" calcext:value-type="float">
            <text:p>-32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([.E13]-[.E18])-1)" office:value-type="float" office:value="-87.5" calcext:value-type="float">
            <text:p>-87,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 table:number-columns-repeated="2"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32 * (x - 1) ^ 2 + 400" calcext:value-type="string">
            <text:p>y = -32 * (x - 1) ^ 2 + 4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87,5 * x + 400" calcext:value-type="string">
            <text:p>y = -87,5 * x + 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23:39.7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26T20:29:36.271000000</dc:date>
    <meta:editing-duration>PT1H48M6S</meta:editing-duration>
    <meta:editing-cycles>24</meta:editing-cycles>
    <meta:generator>LibreOffice/6.1.4.2$Windows_X86_64 LibreOffice_project/9d0f32d1f0b509096fd65e0d4bec26ddd1938fd3</meta:generator>
    <meta:document-statistic meta:table-count="1" meta:cell-count="62" meta:object-count="0"/>
  </office:meta>
</office:document-meta>
</file>